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Cambria" fo:font-size="8pt" officeooo:rsid="001b09d1" officeooo:paragraph-rsid="001b09d1" style:font-size-asian="8pt" style:font-size-complex="8pt"/>
    </style:style>
    <style:style style:name="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P5" style:family="paragraph" style:parent-style-name="Standard">
      <style:text-properties style:font-name="Cambria" fo:language="de" fo:country="CH" officeooo:rsid="0024e970" officeooo:paragraph-rsid="0024e970"/>
    </style:style>
    <style:style style:name="P6" style:family="paragraph" style:parent-style-name="Standard">
      <style:text-properties style:font-name="Cambria" fo:language="de" fo:country="CH" fo:font-weight="bold" officeooo:rsid="002751bd" officeooo:paragraph-rsid="0105e1d1" style:font-weight-asian="bold" style:font-weight-complex="bold"/>
    </style:style>
    <style:style style:name="P7" style:family="paragraph" style:parent-style-name="Standard">
      <style:text-properties style:font-name="Cambria" fo:language="de" fo:country="CH" fo:font-weight="bold" officeooo:rsid="002751bd" officeooo:paragraph-rsid="00d075bb" style:font-weight-asian="bold" style:font-weight-complex="bold"/>
    </style:style>
    <style:style style:name="P8" style:family="paragraph" style:parent-style-name="Standard">
      <style:text-properties style:font-name="Cambria" fo:language="de" fo:country="CH" fo:font-weight="bold" officeooo:rsid="0029133c" officeooo:paragraph-rsid="0029133c" style:font-weight-asian="bold" style:font-weight-complex="bold"/>
    </style:style>
    <style:style style:name="P9" style:family="paragraph" style:parent-style-name="Standard">
      <style:text-properties style:font-name="Cambria" fo:language="de" fo:country="CH" officeooo:rsid="00288632" officeooo:paragraph-rsid="00285792"/>
    </style:style>
    <style:style style:name="P10" style:family="paragraph" style:parent-style-name="Standard">
      <style:text-properties style:font-name="Cambria" fo:language="de" fo:country="CH" fo:font-weight="normal" officeooo:rsid="007fcc94" officeooo:paragraph-rsid="007fcc94" style:font-weight-asian="normal" style:font-weight-complex="normal"/>
    </style:style>
    <style:style style:name="P11" style:family="paragraph" style:parent-style-name="Standard">
      <style:text-properties style:font-name="Cambria" fo:language="de" fo:country="CH" fo:font-weight="normal" officeooo:rsid="00d499a9" officeooo:paragraph-rsid="00d499a9" style:font-weight-asian="normal" style:font-weight-complex="normal"/>
    </style:style>
    <style:style style:name="P12" style:family="paragraph" style:parent-style-name="Standard">
      <style:text-properties style:font-name="Cambria" fo:language="de" fo:country="CH" fo:font-weight="normal" officeooo:rsid="00d499a9" officeooo:paragraph-rsid="010186c0" style:font-weight-asian="normal" style:font-weight-complex="normal"/>
    </style:style>
    <style:style style:name="P13" style:family="paragraph" style:parent-style-name="Standard">
      <style:text-properties style:font-name="Cambria" fo:language="de" fo:country="CH" fo:font-weight="normal" officeooo:rsid="0081c25e" officeooo:paragraph-rsid="00d5fcc4" style:font-weight-asian="normal" style:font-weight-complex="normal"/>
    </style:style>
    <style:style style:name="P14" style:family="paragraph" style:parent-style-name="Standard">
      <style:text-properties style:font-name="Cambria" fo:language="de" fo:country="CH" fo:font-weight="normal" officeooo:rsid="00dd4e8e" officeooo:paragraph-rsid="00dd4e8e" style:font-weight-asian="normal" style:font-weight-complex="normal"/>
    </style:style>
    <style:style style:name="P15" style:family="paragraph" style:parent-style-name="Standard">
      <style:text-properties style:font-name="Cambria" fo:language="de" fo:country="CH" fo:font-weight="normal" officeooo:rsid="00eb4bac" officeooo:paragraph-rsid="00eb4bac" style:font-weight-asian="normal" style:font-weight-complex="normal"/>
    </style:style>
    <style:style style:name="P16" style:family="paragraph" style:parent-style-name="Standard">
      <style:text-properties style:font-name="Cambria" fo:language="de" fo:country="CH" fo:font-weight="normal" officeooo:rsid="00e48ffd" officeooo:paragraph-rsid="00e48ffd" style:font-weight-asian="normal" style:font-weight-complex="normal"/>
    </style:style>
    <style:style style:name="P17" style:family="paragraph" style:parent-style-name="Standard">
      <style:text-properties style:font-name="Cambria" fo:language="de" fo:country="CH" fo:font-weight="normal" officeooo:rsid="008418fc" officeooo:paragraph-rsid="00d4b826" style:font-weight-asian="normal" style:font-weight-complex="normal"/>
    </style:style>
    <style:style style:name="P18" style:family="paragraph" style:parent-style-name="Standard">
      <style:text-properties style:font-name="Cambria" fo:language="de" fo:country="CH" fo:font-weight="normal" officeooo:rsid="00fa4b3f" officeooo:paragraph-rsid="00fa4b3f" style:font-weight-asian="normal" style:font-weight-complex="normal"/>
    </style:style>
    <style:style style:name="P19" style:family="paragraph" style:parent-style-name="Standard">
      <style:text-properties style:font-name="Cambria" fo:language="de" fo:country="CH" fo:font-weight="normal" officeooo:rsid="003320d5" officeooo:paragraph-rsid="00b4977e" style:font-weight-asian="normal" style:font-weight-complex="normal"/>
    </style:style>
    <style:style style:name="P20" style:family="paragraph" style:parent-style-name="Standard">
      <style:text-properties style:font-name="Cambria" fo:language="de" fo:country="CH" officeooo:rsid="006b34dc" officeooo:paragraph-rsid="006b34dc"/>
    </style:style>
    <style:style style:name="P21" style:family="paragraph" style:parent-style-name="Standard">
      <style:text-properties style:font-name="Cambria" fo:language="de" fo:country="CH" officeooo:rsid="0086ebc5" officeooo:paragraph-rsid="010186c0"/>
    </style:style>
    <style:style style:name="P22" style:family="paragraph" style:parent-style-name="Standard">
      <style:text-properties style:font-name="Cambria" fo:language="de" fo:country="CH" officeooo:rsid="002751bd" officeooo:paragraph-rsid="0024e970"/>
    </style:style>
    <style:style style:name="P23" style:family="paragraph" style:parent-style-name="Standard">
      <style:text-properties style:font-name="Cambria" fo:language="de" fo:country="CH" officeooo:rsid="0103c9d2" officeooo:paragraph-rsid="0103c9d2"/>
    </style:style>
    <style:style style:name="P24" style:family="paragraph" style:parent-style-name="Standard">
      <style:text-properties officeooo:paragraph-rsid="00e05466"/>
    </style:style>
    <style:style style:name="P25" style:family="paragraph" style:parent-style-name="Standard">
      <style:text-properties officeooo:paragraph-rsid="00e58c97"/>
    </style:style>
    <style:style style:name="P26" style:family="paragraph" style:parent-style-name="Standard">
      <style:text-properties officeooo:paragraph-rsid="00f2175f"/>
    </style:style>
    <style:style style:name="P27" style:family="paragraph" style:parent-style-name="Standard">
      <style:text-properties officeooo:paragraph-rsid="00fb240e"/>
    </style:style>
    <style:style style:name="P28" style:family="paragraph" style:parent-style-name="Standard">
      <style:text-properties officeooo:paragraph-rsid="007fcc94"/>
    </style:style>
    <style:style style:name="P29" style:family="paragraph" style:parent-style-name="Standard">
      <style:text-properties officeooo:paragraph-rsid="008418fc"/>
    </style:style>
    <style:style style:name="P30" style:family="paragraph" style:parent-style-name="Standard">
      <style:text-properties officeooo:paragraph-rsid="010f336b"/>
    </style:style>
    <style:style style:name="P31" style:family="paragraph" style:parent-style-name="Standard">
      <style:text-properties style:font-name="Cambria" fo:language="de" fo:country="CH" fo:font-weight="normal" officeooo:rsid="0114a7c2" officeooo:paragraph-rsid="010f336b" style:font-weight-asian="normal" style:font-weight-complex="normal"/>
    </style:style>
    <style:style style:name="P32" style:family="paragraph" style:parent-style-name="Standard">
      <style:text-properties style:font-name="Cambria" fo:language="de" fo:country="CH" fo:font-weight="normal" officeooo:rsid="0086ebc5" officeooo:paragraph-rsid="010247d0" style:font-weight-asian="normal" style:font-weight-complex="normal"/>
    </style:style>
    <style:style style:name="P33" style:family="paragraph" style:parent-style-name="Standard">
      <style:text-properties style:font-name="Cambria" fo:language="de" fo:country="CH" fo:font-weight="bold" officeooo:rsid="007fcc94" officeooo:paragraph-rsid="007fcc94" style:font-weight-asian="bold" style:font-weight-complex="bold"/>
    </style:style>
    <style:style style:name="T1" style:family="text">
      <style:text-properties officeooo:rsid="001c04d9"/>
    </style:style>
    <style:style style:name="T2" style:family="text">
      <style:text-properties fo:font-size="14pt" fo:font-weight="bold" officeooo:rsid="0025e288" style:font-size-asian="14pt" style:font-weight-asian="bold" style:font-size-complex="14pt" style:font-weight-complex="bold"/>
    </style:style>
    <style:style style:name="T3" style:family="text">
      <style:text-properties fo:font-size="14pt" fo:font-weight="bold" officeooo:rsid="00d1f832"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style="italic" officeooo:rsid="00d5f354" style:font-style-asian="italic" style:font-style-complex="italic"/>
    </style:style>
    <style:style style:name="T6" style:family="text">
      <style:text-properties fo:font-style="italic" officeooo:rsid="00d5fcc4" style:font-style-asian="italic" style:font-style-complex="italic"/>
    </style:style>
    <style:style style:name="T7" style:family="text">
      <style:text-properties fo:font-style="italic" officeooo:rsid="00d976fa" style:font-style-asian="italic" style:font-style-complex="italic"/>
    </style:style>
    <style:style style:name="T8" style:family="text">
      <style:text-properties fo:font-style="italic" officeooo:rsid="00ee1b0c" style:font-style-asian="italic" style:font-style-complex="italic"/>
    </style:style>
    <style:style style:name="T9" style:family="text">
      <style:text-properties fo:font-style="italic" fo:font-weight="normal" officeooo:rsid="00fd9dfe" style:font-style-asian="italic" style:font-weight-asian="normal" style:font-style-complex="italic" style:font-weight-complex="normal"/>
    </style:style>
    <style:style style:name="T10" style:family="text">
      <style:text-properties fo:font-style="italic" fo:font-weight="normal" officeooo:rsid="0105e1d1" style:font-style-asian="italic" style:font-weight-asian="normal" style:font-style-complex="italic" style:font-weight-complex="normal"/>
    </style:style>
    <style:style style:name="T11" style:family="text">
      <style:text-properties fo:font-style="italic" fo:font-weight="normal" officeooo:rsid="00d5f354" style:font-style-asian="italic" style:font-weight-asian="normal" style:font-style-complex="italic" style:font-weight-complex="normal"/>
    </style:style>
    <style:style style:name="T12" style:family="text">
      <style:text-properties fo:font-style="italic" fo:font-weight="normal" officeooo:rsid="00d5fcc4" style:font-style-asian="italic" style:font-weight-asian="normal" style:font-style-complex="italic" style:font-weight-complex="normal"/>
    </style:style>
    <style:style style:name="T13" style:family="text">
      <style:text-properties fo:font-style="italic" fo:font-weight="normal" officeooo:rsid="010ecdc9" style:font-style-asian="italic" style:font-weight-asian="normal" style:font-style-complex="italic" style:font-weight-complex="normal"/>
    </style:style>
    <style:style style:name="T14" style:family="text">
      <style:text-properties fo:font-style="italic" style:text-underline-style="none" fo:font-weight="normal" officeooo:rsid="0105e1d1" style:font-style-asian="italic" style:font-weight-asian="normal" style:font-style-complex="italic" style:font-weight-complex="normal"/>
    </style:style>
    <style:style style:name="T15" style:family="text">
      <style:text-properties style:use-window-font-color="true" loext:opacity="0%" style:text-outline="false" style:text-line-through-style="none" style:text-line-through-type="none" style:font-name="Cambria" fo:font-size="12pt" fo:letter-spacing="normal" fo:font-style="italic" fo:text-shadow="none" style:text-underline-style="none" fo:font-weight="normal" style:letter-kerning="true" style:font-size-asian="12pt" style:font-style-asian="italic" style:font-weight-asian="normal" style:font-size-complex="12pt" style:font-style-complex="italic" style:text-emphasize="none"/>
    </style:style>
    <style:style style:name="T16" style:family="text">
      <style:text-properties style:use-window-font-color="true" loext:opacity="0%" style:text-outline="false" style:text-line-through-style="none" style:text-line-through-type="none" style:font-name="Cambria" fo:font-size="12pt" fo:letter-spacing="normal" fo:font-style="italic" fo:text-shadow="none" style:text-underline-style="none" fo:font-weight="normal" officeooo:rsid="00d075bb" style:letter-kerning="true" style:font-size-asian="12pt" style:font-style-asian="italic" style:font-weight-asian="normal" style:font-size-complex="12pt" style:font-style-complex="italic" style:text-emphasize="none"/>
    </style:style>
    <style:style style:name="T17" style:family="text">
      <style:text-properties style:use-window-font-color="true" loext:opacity="0%" style:text-outline="false" style:text-line-through-style="none" style:text-line-through-type="none" style:font-name="Cambria" fo:font-size="12pt" fo:letter-spacing="normal" fo:language="de" fo:country="CH" fo:font-style="italic" fo:text-shadow="none" style:text-underline-style="none" fo:font-weight="normal" officeooo:rsid="00dfe780" style:letter-kerning="true" style:font-size-asian="12pt" style:font-style-asian="italic" style:font-weight-asian="normal" style:font-size-complex="12pt" style:font-style-complex="italic" style:text-emphasize="none"/>
    </style:style>
    <style:style style:name="T18" style:family="text">
      <style:text-properties style:use-window-font-color="true" loext:opacity="0%" style:text-outline="false" style:text-line-through-style="none" style:text-line-through-type="none" style:font-name="Cambria" fo:font-size="12pt" fo:letter-spacing="normal" fo:language="de" fo:country="CH" fo:font-style="italic" fo:text-shadow="none" style:text-underline-style="none" fo:font-weight="normal" officeooo:rsid="00e05466" style:letter-kerning="true" style:font-size-asian="12pt" style:font-style-asian="italic" style:font-weight-asian="normal" style:font-size-complex="12pt" style:font-style-complex="italic" style:text-emphasize="none"/>
    </style:style>
    <style:style style:name="T19" style:family="text">
      <style:text-properties style:font-name="Cambria" fo:language="de" fo:country="CH" fo:font-weight="bold" officeooo:rsid="006b34dc" style:font-weight-asian="bold" style:font-weight-complex="bold"/>
    </style:style>
    <style:style style:name="T20" style:family="text">
      <style:text-properties style:font-name="Cambria" fo:language="de" fo:country="CH" fo:font-weight="bold" officeooo:rsid="00e48ffd" style:font-weight-asian="bold" style:font-weight-complex="bold"/>
    </style:style>
    <style:style style:name="T21" style:family="text">
      <style:text-properties style:font-name="Cambria" fo:language="de" fo:country="CH" fo:font-weight="bold" officeooo:rsid="00f2175f" style:font-weight-asian="bold" style:font-weight-complex="bold"/>
    </style:style>
    <style:style style:name="T22" style:family="text">
      <style:text-properties style:font-name="Cambria" fo:language="de" fo:country="CH" fo:font-weight="bold" officeooo:rsid="00fa4b3f" style:font-weight-asian="bold" style:font-weight-complex="bold"/>
    </style:style>
    <style:style style:name="T23" style:family="text">
      <style:text-properties style:font-name="Cambria" fo:language="de" fo:country="CH" fo:font-weight="bold" officeooo:rsid="007fcc94" style:font-weight-asian="bold" style:font-weight-complex="bold"/>
    </style:style>
    <style:style style:name="T24" style:family="text">
      <style:text-properties style:font-name="Cambria" fo:language="de" fo:country="CH" fo:font-weight="bold" officeooo:rsid="008418fc" style:font-weight-asian="bold" style:font-weight-complex="bold"/>
    </style:style>
    <style:style style:name="T25" style:family="text">
      <style:text-properties style:font-name="Cambria" fo:language="de" fo:country="CH" fo:font-weight="bold" officeooo:rsid="010f336b" style:font-weight-asian="bold" style:font-weight-complex="bold"/>
    </style:style>
    <style:style style:name="T26" style:family="text">
      <style:text-properties style:font-name="Cambria" fo:language="de" fo:country="CH" fo:font-weight="normal" officeooo:rsid="00e48ffd" style:font-weight-asian="normal" style:font-weight-complex="normal"/>
    </style:style>
    <style:style style:name="T27" style:family="text">
      <style:text-properties style:font-name="Cambria" fo:language="de" fo:country="CH" fo:font-weight="normal" officeooo:rsid="00e58c97" style:font-weight-asian="normal" style:font-weight-complex="normal"/>
    </style:style>
    <style:style style:name="T28" style:family="text">
      <style:text-properties style:font-name="Cambria" fo:language="de" fo:country="CH" fo:font-weight="normal" officeooo:rsid="00e613f1" style:font-weight-asian="normal" style:font-weight-complex="normal"/>
    </style:style>
    <style:style style:name="T29" style:family="text">
      <style:text-properties style:font-name="Cambria" fo:language="de" fo:country="CH" fo:font-weight="normal" officeooo:rsid="00f2175f" style:font-weight-asian="normal" style:font-weight-complex="normal"/>
    </style:style>
    <style:style style:name="T30" style:family="text">
      <style:text-properties style:font-name="Cambria" fo:language="de" fo:country="CH" fo:font-weight="normal" officeooo:rsid="00f3fb09" style:font-weight-asian="normal" style:font-weight-complex="normal"/>
    </style:style>
    <style:style style:name="T31" style:family="text">
      <style:text-properties style:font-name="Cambria" fo:language="de" fo:country="CH" fo:font-weight="normal" officeooo:rsid="00f43810" style:font-weight-asian="normal" style:font-weight-complex="normal"/>
    </style:style>
    <style:style style:name="T32" style:family="text">
      <style:text-properties style:font-name="Cambria" fo:language="de" fo:country="CH" fo:font-weight="normal" officeooo:rsid="006b34dc" style:font-weight-asian="normal" style:font-weight-complex="normal"/>
    </style:style>
    <style:style style:name="T33" style:family="text">
      <style:text-properties style:font-name="Cambria" fo:language="de" fo:country="CH" fo:font-weight="normal" officeooo:rsid="00d01e0e" style:font-weight-asian="normal" style:font-weight-complex="normal"/>
    </style:style>
    <style:style style:name="T34" style:family="text">
      <style:text-properties style:font-name="Cambria" fo:language="de" fo:country="CH" fo:font-weight="normal" officeooo:rsid="00e2cc72" style:font-weight-asian="normal" style:font-weight-complex="normal"/>
    </style:style>
    <style:style style:name="T35" style:family="text">
      <style:text-properties style:font-name="Cambria" fo:language="de" fo:country="CH" fo:font-weight="normal" officeooo:rsid="00e836fd" style:font-weight-asian="normal" style:font-weight-complex="normal"/>
    </style:style>
    <style:style style:name="T36" style:family="text">
      <style:text-properties style:font-name="Cambria" fo:language="de" fo:country="CH" fo:font-weight="normal" officeooo:rsid="00fa4b3f" style:font-weight-asian="normal" style:font-weight-complex="normal"/>
    </style:style>
    <style:style style:name="T37" style:family="text">
      <style:text-properties style:font-name="Cambria" fo:language="de" fo:country="CH" fo:font-weight="normal" officeooo:rsid="00fb240e" style:font-weight-asian="normal" style:font-weight-complex="normal"/>
    </style:style>
    <style:style style:name="T38" style:family="text">
      <style:text-properties style:font-name="Cambria" fo:language="de" fo:country="CH" fo:font-weight="normal" officeooo:rsid="00fd254f" style:font-weight-asian="normal" style:font-weight-complex="normal"/>
    </style:style>
    <style:style style:name="T39" style:family="text">
      <style:text-properties style:font-name="Cambria" fo:language="de" fo:country="CH" fo:font-weight="normal" officeooo:rsid="00fd9dfe" style:font-weight-asian="normal" style:font-weight-complex="normal"/>
    </style:style>
    <style:style style:name="T40" style:family="text">
      <style:text-properties style:font-name="Cambria" fo:language="de" fo:country="CH" fo:font-weight="normal" officeooo:rsid="0100658b" style:font-weight-asian="normal" style:font-weight-complex="normal"/>
    </style:style>
    <style:style style:name="T41" style:family="text">
      <style:text-properties style:font-name="Cambria" fo:language="de" fo:country="CH" fo:font-weight="normal" officeooo:rsid="01059926" style:font-weight-asian="normal" style:font-weight-complex="normal"/>
    </style:style>
    <style:style style:name="T42" style:family="text">
      <style:text-properties style:font-name="Cambria" fo:language="de" fo:country="CH" fo:font-weight="normal" officeooo:rsid="007fcc94" style:font-weight-asian="normal" style:font-weight-complex="normal"/>
    </style:style>
    <style:style style:name="T43" style:family="text">
      <style:text-properties style:font-name="Cambria" fo:language="de" fo:country="CH" fo:font-weight="normal" officeooo:rsid="008418fc" style:font-weight-asian="normal" style:font-weight-complex="normal"/>
    </style:style>
    <style:style style:name="T44" style:family="text">
      <style:text-properties style:font-name="Cambria" fo:language="de" fo:country="CH" fo:font-weight="normal" officeooo:rsid="01094532" style:font-weight-asian="normal" style:font-weight-complex="normal"/>
    </style:style>
    <style:style style:name="T45" style:family="text">
      <style:text-properties style:font-name="Cambria" fo:language="de" fo:country="CH" fo:font-weight="normal" officeooo:rsid="0102c4dc" style:font-weight-asian="normal" style:font-weight-complex="normal"/>
    </style:style>
    <style:style style:name="T46" style:family="text">
      <style:text-properties style:font-name="Cambria" fo:language="de" fo:country="CH" fo:font-weight="normal" officeooo:rsid="0108c153" style:font-weight-asian="normal" style:font-weight-complex="normal"/>
    </style:style>
    <style:style style:name="T47" style:family="text">
      <style:text-properties style:font-name="Cambria" fo:language="de" fo:country="CH" fo:font-weight="normal" officeooo:rsid="010a599f" style:font-weight-asian="normal" style:font-weight-complex="normal"/>
    </style:style>
    <style:style style:name="T48" style:family="text">
      <style:text-properties style:font-name="Cambria" fo:language="de" fo:country="CH" fo:font-weight="normal" officeooo:rsid="010abf71" style:font-weight-asian="normal" style:font-weight-complex="normal"/>
    </style:style>
    <style:style style:name="T49" style:family="text">
      <style:text-properties style:font-name="Cambria" fo:language="de" fo:country="CH" fo:font-weight="normal" officeooo:rsid="010ae7db" style:font-weight-asian="normal" style:font-weight-complex="normal"/>
    </style:style>
    <style:style style:name="T50" style:family="text">
      <style:text-properties style:font-name="Cambria" fo:language="de" fo:country="CH" fo:font-weight="normal" officeooo:rsid="010f336b" style:font-weight-asian="normal" style:font-weight-complex="normal"/>
    </style:style>
    <style:style style:name="T51" style:family="text">
      <style:text-properties style:font-name="Cambria" fo:language="de" fo:country="CH" fo:font-weight="normal" officeooo:rsid="0110f52c" style:font-weight-asian="normal" style:font-weight-complex="normal"/>
    </style:style>
    <style:style style:name="T52" style:family="text">
      <style:text-properties style:font-name="Cambria" fo:language="de" fo:country="CH" fo:font-weight="normal" officeooo:rsid="01129a07" style:font-weight-asian="normal" style:font-weight-complex="normal"/>
    </style:style>
    <style:style style:name="T53" style:family="text">
      <style:text-properties style:font-name="Cambria" fo:language="de" fo:country="CH" fo:font-weight="normal" officeooo:rsid="01130c9d" style:font-weight-asian="normal" style:font-weight-complex="normal"/>
    </style:style>
    <style:style style:name="T54" style:family="text">
      <style:text-properties style:font-name="Cambria" fo:language="de" fo:country="CH" fo:font-weight="normal" officeooo:rsid="0113abd4" style:font-weight-asian="normal" style:font-weight-complex="normal"/>
    </style:style>
    <style:style style:name="T55" style:family="text">
      <style:text-properties style:font-name="Cambria" fo:language="de" fo:country="CH" fo:font-style="italic" fo:font-weight="normal" officeooo:rsid="00e70e1e" style:font-style-asian="italic" style:font-weight-asian="normal" style:font-style-complex="italic" style:font-weight-complex="normal"/>
    </style:style>
    <style:style style:name="T56" style:family="text">
      <style:text-properties style:font-name="Cambria" fo:language="de" fo:country="CH" fo:font-style="italic" fo:font-weight="normal" officeooo:rsid="00f3fb09" style:font-style-asian="italic" style:font-weight-asian="normal" style:font-style-complex="italic" style:font-weight-complex="normal"/>
    </style:style>
    <style:style style:name="T57" style:family="text">
      <style:text-properties style:font-name="Cambria" fo:language="de" fo:country="CH" fo:font-style="italic" fo:font-weight="normal" officeooo:rsid="00fce31a" style:font-style-asian="italic" style:font-weight-asian="normal" style:font-style-complex="italic" style:font-weight-complex="normal"/>
    </style:style>
    <style:style style:name="T58" style:family="text">
      <style:text-properties style:font-name="Cambria" fo:language="de" fo:country="CH" fo:font-style="italic" fo:font-weight="normal" officeooo:rsid="0102c4dc" style:font-style-asian="italic" style:font-weight-asian="normal" style:font-style-complex="italic" style:font-weight-complex="normal"/>
    </style:style>
    <style:style style:name="T59" style:family="text">
      <style:text-properties style:font-name="Cambria" fo:language="de" fo:country="CH" fo:font-style="italic" fo:font-weight="normal" officeooo:rsid="0108c153" style:font-style-asian="italic" style:font-weight-asian="normal" style:font-style-complex="italic" style:font-weight-complex="normal"/>
    </style:style>
    <style:style style:name="T60" style:family="text">
      <style:text-properties style:font-name="Cambria" fo:language="de" fo:country="CH" fo:font-style="italic" fo:font-weight="normal" officeooo:rsid="010ae7db" style:font-style-asian="italic" style:font-weight-asian="normal" style:font-style-complex="italic" style:font-weight-complex="normal"/>
    </style:style>
    <style:style style:name="T61" style:family="text">
      <style:text-properties style:font-name="Cambria" fo:language="de" fo:country="CH" fo:font-style="italic" fo:font-weight="normal" officeooo:rsid="0114a7c2" style:font-style-asian="italic" style:font-weight-asian="normal" style:font-style-complex="italic" style:font-weight-complex="normal"/>
    </style:style>
    <style:style style:name="T62" style:family="text">
      <style:text-properties style:font-name="Cambria" fo:language="de" fo:country="CH" fo:font-style="italic" fo:font-weight="normal" officeooo:rsid="002751bd" style:font-style-asian="italic" style:font-weight-asian="normal" style:font-style-complex="italic" style:font-weight-complex="normal"/>
    </style:style>
    <style:style style:name="T63" style:family="text">
      <style:text-properties style:font-name="Cambria" fo:language="de" fo:country="CH" fo:font-style="italic" fo:font-weight="normal" officeooo:rsid="00eee293" style:font-style-asian="italic" style:font-weight-asian="normal" style:font-style-complex="italic" style:font-weight-complex="normal"/>
    </style:style>
    <style:style style:name="T64" style:family="text">
      <style:text-properties style:font-name="Cambria" fo:font-size="12pt" fo:language="de" fo:country="CH" officeooo:rsid="00d075bb" style:font-size-asian="12pt" style:font-size-complex="12pt"/>
    </style:style>
    <style:style style:name="T65" style:family="text">
      <style:text-properties style:font-name="Cambria" fo:font-size="12pt" fo:language="de" fo:country="CH" fo:font-style="italic" officeooo:rsid="00d075bb" style:font-size-asian="12pt" style:font-style-asian="italic" style:font-size-complex="12pt" style:font-style-complex="italic"/>
    </style:style>
    <style:style style:name="T66" style:family="text">
      <style:text-properties style:font-name="Cambria" fo:font-size="12pt" fo:language="de" fo:country="CH" fo:font-style="italic" officeooo:rsid="00e05466" style:font-size-asian="12pt" style:font-style-asian="italic" style:font-size-complex="12pt" style:font-style-complex="italic"/>
    </style:style>
    <style:style style:name="T67" style:family="text">
      <style:text-properties style:font-name="Cambria" fo:font-size="12pt" fo:language="de" fo:country="CH" fo:font-weight="normal" officeooo:rsid="00dfe780" style:font-size-asian="12pt" style:font-weight-asian="normal" style:font-size-complex="12pt" style:font-weight-complex="normal"/>
    </style:style>
    <style:style style:name="T68" style:family="text">
      <style:text-properties style:font-name="Cambria" fo:font-size="12pt" fo:language="de" fo:country="CH" fo:font-weight="normal" officeooo:rsid="00d075bb" style:font-size-asian="12pt" style:font-weight-asian="normal" style:font-size-complex="12pt" style:font-weight-complex="normal"/>
    </style:style>
    <style:style style:name="T69" style:family="text">
      <style:text-properties style:font-name="Cambria" fo:font-weight="normal" style:font-weight-asian="normal" style:font-weight-complex="normal"/>
    </style:style>
    <style:style style:name="T70" style:family="text">
      <style:text-properties fo:font-weight="bold" style:font-weight-asian="bold" style:font-weight-complex="bold"/>
    </style:style>
    <style:style style:name="T71" style:family="text">
      <style:text-properties fo:font-weight="bold" officeooo:rsid="00d4b826" style:font-weight-asian="bold" style:font-weight-complex="bold"/>
    </style:style>
    <style:style style:name="T72" style:family="text">
      <style:text-properties officeooo:rsid="00d28730"/>
    </style:style>
    <style:style style:name="T73" style:family="text">
      <style:text-properties fo:font-weight="normal" style:font-weight-asian="normal" style:font-weight-complex="normal"/>
    </style:style>
    <style:style style:name="T74" style:family="text">
      <style:text-properties fo:font-weight="normal" officeooo:rsid="00fd9dfe" style:font-weight-asian="normal" style:font-weight-complex="normal"/>
    </style:style>
    <style:style style:name="T75" style:family="text">
      <style:text-properties fo:font-weight="normal" officeooo:rsid="0100658b" style:font-weight-asian="normal" style:font-weight-complex="normal"/>
    </style:style>
    <style:style style:name="T76" style:family="text">
      <style:text-properties fo:font-weight="normal" officeooo:rsid="0087dd9a" style:font-weight-asian="normal" style:font-weight-complex="normal"/>
    </style:style>
    <style:style style:name="T77" style:family="text">
      <style:text-properties fo:font-weight="normal" officeooo:rsid="01059926" style:font-weight-asian="normal" style:font-weight-complex="normal"/>
    </style:style>
    <style:style style:name="T78" style:family="text">
      <style:text-properties fo:font-weight="normal" officeooo:rsid="0105e1d1" style:font-weight-asian="normal" style:font-weight-complex="normal"/>
    </style:style>
    <style:style style:name="T79" style:family="text">
      <style:text-properties fo:font-weight="normal" officeooo:rsid="010d3694" style:font-weight-asian="normal" style:font-weight-complex="normal"/>
    </style:style>
    <style:style style:name="T80" style:family="text">
      <style:text-properties fo:font-weight="normal" officeooo:rsid="00d28730" style:font-weight-asian="normal" style:font-weight-complex="normal"/>
    </style:style>
    <style:style style:name="T81" style:family="text">
      <style:text-properties fo:font-weight="normal" officeooo:rsid="010e1b29" style:font-weight-asian="normal" style:font-weight-complex="normal"/>
    </style:style>
    <style:style style:name="T82" style:family="text">
      <style:text-properties officeooo:rsid="00d5f354"/>
    </style:style>
    <style:style style:name="T83" style:family="text">
      <style:text-properties fo:font-style="normal" style:font-style-asian="normal" style:font-style-complex="normal"/>
    </style:style>
    <style:style style:name="T84" style:family="text">
      <style:text-properties fo:font-style="normal" officeooo:rsid="00d5f354" style:font-style-asian="normal" style:font-style-complex="normal"/>
    </style:style>
    <style:style style:name="T85" style:family="text">
      <style:text-properties officeooo:rsid="00d5fcc4"/>
    </style:style>
    <style:style style:name="T86" style:family="text">
      <style:text-properties officeooo:rsid="00d7cdcb"/>
    </style:style>
    <style:style style:name="T87" style:family="text">
      <style:text-properties officeooo:rsid="00dea918"/>
    </style:style>
    <style:style style:name="T88" style:family="text">
      <style:text-properties officeooo:rsid="00ecaadd"/>
    </style:style>
    <style:style style:name="T89" style:family="text">
      <style:text-properties officeooo:rsid="00edb0d4"/>
    </style:style>
    <style:style style:name="T90" style:family="text">
      <style:text-properties officeooo:rsid="00fb240e"/>
    </style:style>
    <style:style style:name="T91" style:family="text">
      <style:text-properties officeooo:rsid="00fd254f"/>
    </style:style>
    <style:style style:name="T92" style:family="text">
      <style:text-properties fo:background-color="#ffff00" loext:char-shading-value="0"/>
    </style:style>
    <style:style style:name="T93" style:family="text">
      <style:text-properties officeooo:rsid="0108c153"/>
    </style:style>
    <style:style style:name="T94" style:family="text">
      <style:text-properties officeooo:rsid="011555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Fun Facts zur </text:span><text:span text:style-name="T2">Encyclopaedia Fantastica</text:span> </text:p>
      <text:p text:style-name="P22"/>
      <text:p text:style-name="P22"/>
      <text:p text:style-name="P23">Fundstücke</text:p>
      <text:p text:style-name="P23"/>
      <text:p text:style-name="P23">Während der Recherche stösst man auf Allerlei. Bisweilen <text:span text:style-name="T93">auf </text:span>jede Menge Unnützes, aber eben auch <text:span text:style-name="T93">auf</text:span> jede Menge Hilfreiches – und Kurioses. Einige Fundstücke haben wir hier versammelt. Sie sind den jeweiligen Einträgen in der Encyclopaedia Fantastica zugeordnet, wobei nicht jeder Eintrag mit einem Fundstück versehen ist. Einige dafür aber mit zwei. Oder <text:span text:style-name="T92">mehr</text:span>.</text:p>
      <text:p text:style-name="P20"/>
      <text:p text:style-name="P24"><text:span text:style-name="T19">Bipsberger:</text:span><text:span text:style-name="T32"> </text:span><text:span text:style-name="T67">(1) </text:span><text:span text:style-name="T33">Die Zeichnungen der Bipsberger sind inspiriert von den Abrafaxen, </text:span><text:span text:style-name="T34">die </text:span><text:span text:style-name="T35">in den Magazinen</text:span><text:span text:style-name="T34"> «Mosaic»-Comics 1976 das erste Mal erschienen</text:span><text:span text:style-name="T33">. </text:span><text:span text:style-name="T68">// </text:span><text:span text:style-name="T67">(2) Die «Mosaic»-Comics haben einen einen Eintrag im «Guinness Book of Records», und zwar als «longest continuing comic book series». </text:span><text:span text:style-name="T64"><text:line-break/></text:span><text:span text:style-name="T65">(</text:span><text:span text:style-name="T66">(1) </text:span><text:a xlink:type="simple" xlink:href="https://de.wikipedia.org/wiki/Abrafaxe" text:style-name="Internet_20_link" text:visited-style-name="Visited_20_Internet_20_Link"><text:span text:style-name="T4">https://de.wikipedia.org/wiki/Abrafaxe</text:span></text:a><text:span text:style-name="T15">, </text:span><text:span text:style-name="T16">11.10.20 // </text:span><text:span text:style-name="T17">(</text:span><text:span text:style-name="T18">2) </text:span><text:a xlink:type="simple" xlink:href="https://comicvine.gamespot.com/die-abrafaxe/4050-45364/" text:style-name="Internet_20_link" text:visited-style-name="Visited_20_Internet_20_Link"><text:span text:style-name="T4">https://comicvine.gamespot.com/die-abrafaxe/4050-45364/</text:span></text:a><text:span text:style-name="T18">, 19.11.20</text:span><text:span text:style-name="T16">)</text:span></text:p>
      <text:p text:style-name="P7"/>
      <text:p text:style-name="P6">Düsius Blitzius:<text:span text:style-name="T73"> </text:span><text:span text:style-name="T78">Kibbln: </text:span><text:span text:style-name="T14">gaagele</text:span><text:span text:style-name="T78">. Wir haben uns ja gefragt, ob man das mit «b» oder «p» schreiben soll. Im Langenscheidt steht dazu unter </text:span><text:span text:style-name="T10">K</text:span><text:span text:style-name="T78">: «Hammorr nich; hadds`ch bei`s </text:span><text:span text:style-name="T10">G</text:span><text:span text:style-name="T78"> forrdriggd.» Unter </text:span><text:span text:style-name="T10">G</text:span><text:span text:style-name="T78"> findet sich dann aber folgender Eintrag: «gibbln: </text:span><text:span text:style-name="T10">kippeln</text:span><text:span text:style-name="T78">».<text:line-break/>(</text:span><text:span text:style-name="T11">Langenscheidt, Liliput Sächsisch, </text:span><text:span text:style-name="T12">2012</text:span><text:span text:style-name="T10">)</text:span></text:p>
      <text:p text:style-name="P9"/>
      <text:p text:style-name="P8">Eumel<text:span text:style-name="T72">tier:</text:span><text:span text:style-name="T80"> </text:span><text:span text:style-name="T79">(1) Brummkreisel war eine Kindersendung, produziert vom Fernsehen der DDR, die von 1982 – 1991 lief. </text:span><text:span text:style-name="T81">Hauptdarsteller waren Joachim Kaps und Hans-Joachim Leschnitz. Kaps trug in jeder Folge eine Latzhose, insgesamt 14 verschiedene soll er während der Dauer der Ausstrahlung getragen haben. /</text:span><text:span text:style-name="T79"> Der Brummkreisel gilt heute als nostalgisches Blechspielzeug. Ein Metallstab mit Holzgriff, um den sich Rillen winden, wird in den Kreisel gedrückt. Das Gewinde dreht den Kreisel.<text:line-break/></text:span><text:span text:style-name="T13">((1) </text:span><text:a xlink:type="simple" xlink:href="https://www.imdb.com/title/tt0432647/trivia?ref_=tt_trv_trv" text:style-name="Internet_20_link" text:visited-style-name="Visited_20_Internet_20_Link"><text:span text:style-name="T13">https://www.imdb.com/title/tt0432647/trivia?ref_=tt_trv_trv</text:span></text:a><text:span text:style-name="T13">, 2.12.20)</text:span></text:p>
      <text:p text:style-name="P19"/>
      <text:p text:style-name="P15"><text:span text:style-name="T70">Glaser:</text:span> «Giessereimechaniker» kümmern sich weder um Tiere im Amazonasgebiet noch um panierte Kartoffelbreibrötchen, sondern um Kokilen. Das sind wiederverwendbare Formen aus Gusseisen und Stahl. <text:span text:style-name="T88">Das deutsche Ausbildungsportal «</text:span><text:span text:style-name="T89">Azubiyo» stellt bei der Erklärung des Giessereimechanikers eingangs die Frage, was denn Kokilen sein sollen.<text:line-break/></text:span><text:span text:style-name="T8">(vgl. </text:span><text:a xlink:type="simple" xlink:href="https://www.azubiyo.de/berufe/giessereimechaniker/" text:style-name="Internet_20_link" text:visited-style-name="Visited_20_Internet_20_Link"><text:span text:style-name="T8">https://www.azubiyo.de/berufe/giessereimechaniker/</text:span></text:a><text:span text:style-name="T8">, 23.11.20)</text:span></text:p>
      <text:p text:style-name="P15"/>
      <text:p text:style-name="P30"><text:span text:style-name="T25">Jacke:</text:span><text:span text:style-name="T50"> Bogomilen ist der Name einer alten Sekte, die ihren Ursprung </text:span><text:span text:style-name="T51">etwa im 10. Jahrhundert</text:span><text:span text:style-name="T50"> in Bulgarien hatte. Es kann sein, dass ihr Name vom Gründer, einem Bogumil oder Bogomil, stammt. </text:span><text:span text:style-name="T52">Sie propagierten eine dualistische Lehre, nachdem es das Gute und das Böse (hier also: Gott und Satan) gibt. </text:span><text:span text:style-name="T54">Ob der </text:span><text:span text:style-name="T53">Hausgeist Bogomil </text:span><text:span text:style-name="T54">auf die Bogomilen zurückgeht</text:span><text:span text:style-name="T53">, bleibt an dieser Stelle ungeklärt.<text:line-break/></text:span><text:span text:style-name="T61">(</text:span><text:span text:style-name="T62">https://www.heiligenlexikon.de/Glossar/Bogomilen.html, </text:span><text:a xlink:type="simple" xlink:href="https://archive.org/stream/encyclopaediabri04chisrich#page/119/mode/1up" text:style-name="Internet_20_link" text:visited-style-name="Visited_20_Internet_20_Link">https://archive.org/stream/encyclopaediabri04chisrich#page/119/mode/1up</text:a><text:span text:style-name="T62">, </text:span><text:span text:style-name="T63">19.11.20</text:span><text:span text:style-name="T61">)</text:span></text:p>
      <text:p text:style-name="P31"/>
      <text:p text:style-name="P25"><text:span text:style-name="T20">Hechtsuppe:</text:span><text:span text:style-name="T26"> In «Wo liegt der Hund begraben?» heisst es: «</text:span><text:span text:style-name="T69">‹</text:span><text:span text:style-name="T26">Starke Zugluft› – Die Herkunft der Wendung ist nicht sicher belegt, klar ist nicht einmal, wie ausgerechnet der Hecht dort </text:span><text:soft-page-break/><text:span text:style-name="T26">hineinkam. </text:span><text:span text:style-name="T27">So soll das jiddische ‹hech supha</text:span><text:span text:style-name="T26">› </text:span><text:span text:style-name="T27">die Bedeutung ‹starker Wind</text:span><text:span text:style-name="T26">› </text:span><text:span text:style-name="T27">haben, </text:span><text:span text:style-name="T28">womit der Hecht aus dem Schneider wäre. Allerdings ist diese Herleitung äusserst strittig und eine andere bezieht sich darauf, dass eine Fischsuppe eben lange köcheln, also ziehen muss, bis sie schmeckt. Auch dann wäre ausgerechnet der Hecht wohl eher zufällig in die Suppe geraten.»<text:line-break/></text:span><text:span text:style-name="T55">(Krumm, Michael (2013): Wo liegt der Hund begraben? Wie die Tiere in die deutsche Sprache kamen. PONS GmbH; S. 33)</text:span></text:p>
      <text:p text:style-name="P16"/>
      <text:p text:style-name="P26"><text:span text:style-name="T21">Hose:</text:span><text:span text:style-name="T29"> «Jacke wie Hose» ist ein DEFA-Film von 1953. </text:span><text:span text:style-name="T30">Und darum geht es: «Ein Ministeriumsbeschlu</text:span><text:span text:style-name="T31">ss</text:span><text:span text:style-name="T30"> verbietet den Frauen eines Stahlwerkes die Arbeit an Stahlpressen über 250 Kilogramm. Die Frauen wollen sich den Arbeitsplatz jedoch nicht nehmen lassen und kämpfen um ihre Gleichberechtigung, indem sie die Männer zu einem Wettbewerb herausfordern.»<text:line-break/></text:span><text:span text:style-name="T56">(</text:span><text:a xlink:type="simple" xlink:href="https://www.defa-stiftung.de/filme/filmsuche/jacke-wie-hose/" text:style-name="Internet_20_link" text:visited-style-name="Visited_20_Internet_20_Link"><text:span text:style-name="T4">https://www.defa-stiftung.de/filme/filmsuche/jacke-wie-hose/</text:span></text:a><text:span text:style-name="T56">, 24.11.20)</text:span></text:p>
      <text:p text:style-name="P33"/>
      <text:p text:style-name="P28"><text:span text:style-name="T23">Kanallje:</text:span><text:span text:style-name="T42"> </text:span><text:span text:style-name="T41">(1) </text:span><text:span text:style-name="T42">«</text:span><text:span text:style-name="T39">Don Kanaille» ist Anführer der Luftpiraten in der Trickfilmserie «Kapt`n Balu und seine tollkühne Crew». / </text:span><text:span text:style-name="T41">(2) </text:span><text:span text:style-name="T40">Etymologie:</text:span><text:span text:style-name="T39"> </text:span><text:span text:style-name="T74">französisch </text:span><text:span text:style-name="T9">canaille</text:span><text:span text:style-name="T74"> = Hundepack, Gesindel; italienisch </text:span><text:span text:style-name="T9">canaglia</text:span><text:span text:style-name="T74">, zu lateinisch </text:span><text:span text:style-name="T9">canis</text:span><text:span text:style-name="T74"> = Hund <text:line-break/></text:span><text:span text:style-name="T75">(</text:span><text:span text:style-name="T77">(1) </text:span><text:a xlink:type="simple" xlink:href="https://captainbalu.fandom.com/de/wiki/Käpt%27n_Balu_und_seine_tollkühne_Crew" text:style-name="Internet_20_link" text:visited-style-name="Visited_20_Internet_20_Link"><text:span text:style-name="T77">https://captainbalu.fandom.com/de/wiki/K%C3%A4pt%27n_Balu_und_seine_tollk%C3%Bchne_Crew</text:span></text:a><text:span text:style-name="T77">, 29.11.20 // (2) </text:span><text:a xlink:type="simple" xlink:href="https://www.duden.de/rechtschreibung/Kanaille" text:style-name="Internet_20_link" text:visited-style-name="Visited_20_Internet_20_Link"><text:span text:style-name="T75">https://www.duden.de/rechtschreibung/Kanaille</text:span></text:a><text:span text:style-name="T75">, 29.11.20)</text:span></text:p>
      <text:p text:style-name="P10"/>
      <text:p text:style-name="P13"><text:span text:style-name="T70">Lu</text:span><text:span text:style-name="T71">h</text:span><text:span text:style-name="T70">misch:</text:span> <text:span text:style-name="T82">(1) </text:span><text:span text:style-name="T83">«</text:span><text:span text:style-name="T84">Luhmich, dorr»</text:span><text:span text:style-name="T82">; Betrüger, zwielichtige Person / </text:span><text:span text:style-name="T85">(2) «</text:span><text:span text:style-name="T86">Lumich»; hinterhältiger Mensch</text:span><text:span text:style-name="T82"><text:line-break/></text:span><text:span text:style-name="T6">(</text:span><text:span text:style-name="T5">(1) Langenscheidt, Liliput Sächsisch, </text:span><text:span text:style-name="T6">2012 / (2) </text:span><text:span text:style-name="T7">Peter Ufer: Der neue Gogelmosch – das exklusive Wörterbuch der Sachsen; 2. Auflage, 2018</text:span><text:span text:style-name="T6">)</text:span></text:p>
      <text:p text:style-name="P17"/>
      <text:p text:style-name="P27"><text:span text:style-name="T22">Quark: </text:span><text:span text:style-name="T37">(1)</text:span><text:span text:style-name="T36"> «</text:span>Am 25. Oktober 1983 spielte Udo Lindenberg zum ersten und vor dem Mauerfall einzigen Mal in der DDR. 15 Minuten dauerte der Auftritt des westdeutschen Rockers beim Friedensfestival der Freien Deutschen Jugend (FDJ) in Ost-Berlin. In dieser Hochphase des Kalten Krieges löste der Auftritt bei der Stasi einen umfangreichen Einsatz aus, nicht zuletzt, weil Udo Lindenberg ein steter Kritiker der Mauer war.» <text:span text:style-name="T90">/ </text:span><text:span text:style-name="T91">(2)</text:span><text:span text:style-name="T36"> Eine Aufnahme vom «kleinen Udo» </text:span><text:span text:style-name="T37">aus dem Jahre 1983</text:span><text:span text:style-name="T36"> </text:span><text:span text:style-name="T37">im Sonderzug nach Pankow findet sich bspw. hier: </text:span><text:a xlink:type="simple" xlink:href="https://www.youtube.com/watch?v=b-NSfmhiTBg&amp;ab_channel=fritz5122" text:style-name="Internet_20_link" text:visited-style-name="Visited_20_Internet_20_Link">https://www.youtube.com/watch?v=b-NSfmhiTBg&amp;ab_channel=fritz5122</text:a><text:span text:style-name="T37"> (</text:span><text:span text:style-name="T38">(2) </text:span><text:span text:style-name="T37">29.11.20)<text:line-break/></text:span><text:span text:style-name="T57">((1) </text:span><text:a xlink:type="simple" xlink:href="https://www.bstu.de/informationen-zur-stasi/themen/beitrag/udo-lindenberg-ost-berlin-und-die-stasi-akten/" text:style-name="Internet_20_link" text:visited-style-name="Visited_20_Internet_20_Link">https://www.bstu.de/informationen-zur-stasi/themen/beitrag/udo-lindenberg-ost-berlin-und-die-stasi-akten/</text:a><text:span text:style-name="T57">, 29.11.20)</text:span></text:p>
      <text:p text:style-name="P18"/>
      <text:p text:style-name="P29"><text:span text:style-name="T24">Wiesentreter:</text:span><text:span text:style-name="T43"> </text:span><text:span text:style-name="T44">Das einjährige Berufskraut ist ein invasiver Neophyt, der aussieht wie ein zu gross geratenes Gänseblümchen. </text:span><text:span text:style-name="T45">Die einen wollen es ausreissen (1</text:span><text:span text:style-name="T46">a</text:span><text:span text:style-name="T45">), die anderen schätzen es als Heilpflanze (</text:span><text:span text:style-name="T46">1b</text:span><text:span text:style-name="T45">). / </text:span><text:span text:style-name="T49">(2a) </text:span><text:span text:style-name="T47">Kalif Storch ist ein Kunstmärchen von Wilhelm Hauff, in dem ein Kalif aus Bagdad </text:span><text:span text:style-name="T48">gemeinsam </text:span><text:span text:style-name="T47">mit seinem Grosswesir </text:span><text:span text:style-name="T48">verzaubert</text:span><text:span text:style-name="T47"> wird. </text:span><text:span text:style-name="T48">Sie sind fortan Störche, wollen aber natürlich wieder Menschen werden. Ob das gelingt? Nachhören kann man das Märchen z.B. bei Youtube </text:span><text:span text:style-name="T49">(2b)</text:span><text:span text:style-name="T48">.</text:span><text:span text:style-name="T45"><text:line-break/></text:span><text:span text:style-name="T58">((1</text:span><text:span text:style-name="T59">a</text:span><text:span text:style-name="T58">) </text:span><text:a xlink:type="simple" xlink:href="https://www.schweizerbauer.ch/pflanzen/futterbau/berufkraut-mit-wurzeln-ausreissen/" text:style-name="Internet_20_link" text:visited-style-name="Visited_20_Internet_20_Link">https://www.schweizerbauer.ch/pflanzen/futterbau/berufkraut-mit-wurzeln-ausreissen</text:a><text:span text:style-name="T58">, (</text:span><text:span text:style-name="T59">1b</text:span><text:span text:style-name="T58">) </text:span><text:a xlink:type="simple" xlink:href="https://heilkraeuter.de/lexikon/einjaehriges-berufkraut.htm" text:style-name="Internet_20_link" text:visited-style-name="Visited_20_Internet_20_Link">https://heilkraeuter.de/lexikon/einjaehriges-berufkraut.htm</text:a><text:span text:style-name="T58">, 2.12.20 / </text:span><text:span text:style-name="T60">(2a) </text:span><text:a xlink:type="simple" xlink:href="http://www.maerchenatlas.de/kunstmarchen/kalif-storch/" text:style-name="Internet_20_link" text:visited-style-name="Visited_20_Internet_20_Link">http://www.maerchenatlas.de/kunstmarchen/kalif-storch/</text:a><text:span text:style-name="T60">, (2b) </text:span><text:a xlink:type="simple" xlink:href="https://www.youtube.com/watch?v=RREkZZ6WR_Y" text:style-name="Internet_20_link" text:visited-style-name="Visited_20_Internet_20_Link">https://www.youtube.com/watch?v=RREkZZ6WR_Y</text:a><text:span text:style-name="T60">, 2.12.20</text:span><text:span text:style-name="T58">)</text:span></text:p>
      <text:p text:style-name="P32"/>
      <text:p text:style-name="P32"/>
      <text:p text:style-name="P32"><text:soft-page-break/></text:p>
      <text:p text:style-name="P21"><text:span text:style-name="T73">Warum stakt er auf der Wiese herum? Gut für die Wiese z.B.; tritt nur alte Halme um. </text:span><text:span text:style-name="T76">(«Da mit de Hälmli ish echli blöd.» Mikis, 26.10.20)</text:span></text:p>
      <text:p text:style-name="P12"/>
      <text:p text:style-name="P11"/>
      <text:p text:style-name="P11"/>
      <text:p text:style-name="P14">ANDERE LINKS</text:p>
      <text:p text:style-name="P14"><text:a xlink:type="simple" xlink:href="https://www.zeit.de/2019/29/thueringer-wald-nostalgie-zeitreise-eiscafe-hermannstein/komplettansicht" text:style-name="Internet_20_link" text:visited-style-name="Visited_20_Internet_20_Link">https://www.zeit.de/2019/29/thueringer-wald-nostalgie-zeitreise-eiscafe-hermannstein/komplettansicht</text:a>, <text:span text:style-name="T87">19.11.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013cm" fo:margin-left="0cm" table:align="left"/>
    </style:style>
    <style:style style:name="Tabelle1.A" style:family="table-column">
      <style:table-column-properties style:column-width="2.408cm"/>
    </style:style>
    <style:style style:name="Tabelle1.B" style:family="table-column">
      <style:table-column-properties style:column-width="2.699cm"/>
    </style:style>
    <style:style style:name="Tabelle1.C" style:family="table-column">
      <style:table-column-properties style:column-width="7.643cm"/>
    </style:style>
    <style:style style:name="Tabelle1.D" style:family="table-column">
      <style:table-column-properties style:column-width="4.263cm"/>
    </style:style>
    <style:style style:name="Tabelle1.1" style:family="table-row">
      <style:table-row-properties style:min-row-height="1.296cm"/>
    </style:style>
    <style:style style:name="Tabelle1.A1" style:family="table-cell">
      <style:table-cell-properties fo:background-color="transparent" fo:padding="0.097cm" fo:border="none">
        <style:background-image/>
      </style:table-cell-properties>
    </style:style>
    <style:style style:name="MP1" style:family="paragraph" style:parent-style-name="Table_20_Contents">
      <style:text-properties style:font-name="Cambria" fo:font-size="8pt" officeooo:rsid="001b09d1" officeooo:paragraph-rsid="001b09d1" style:font-size-asian="8pt" style:font-size-complex="8pt"/>
    </style:style>
    <style:style style:name="M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M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M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MT1" style:family="text">
      <style:text-properties officeooo:rsid="001c04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1">Janine Meyer</text:p>
              <text:p text:style-name="MP1">Othmarstr. 54</text:p>
              <text:p text:style-name="MP1">9500 Wil</text:p>
            </table:table-cell>
            <table:table-cell table:style-name="Tabelle1.A1" office:value-type="string">
              <text:p text:style-name="MP1">076 587 4334</text:p>
              <text:p text:style-name="MP1">jmeyer@tbwil.ch</text:p>
            </table:table-cell>
            <table:table-cell table:style-name="Tabelle1.A1" office:value-type="string">
              <text:p text:style-name="MP2"><text:page-number text:select-page="current">3</text:page-number><text:s/>/ <text:page-count>3</text:page-count></text:p>
            </table:table-cell>
            <table:table-cell table:style-name="Tabelle1.A1" office:value-type="string">
              <text:p text:style-name="MP3"><text:span text:style-name="MT1">Datum</text:span>: <text:date style:data-style-name="N37" text:date-value="2020-12-03T14:43:28.071999787">03.12.20</text:date></text:p>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7T14:31:56.351000000</meta:creation-date>
    <dc:title>Texte</dc:title>
    <meta:editing-duration>P6DT1H59M7S</meta:editing-duration>
    <meta:editing-cycles>226</meta:editing-cycles>
    <meta:generator>LibreOffice/7.0.3.1$Windows_X86_64 LibreOffice_project/d7547858d014d4cf69878db179d326fc3483e082</meta:generator>
    <meta:initial-creator>Mensch Meyer</meta:initial-creator>
    <dc:date>2020-12-03T14:43:27.926000000</dc:date>
    <dc:creator>Mensch Meyer</dc:creator>
    <meta:document-statistic meta:table-count="1" meta:image-count="0" meta:object-count="0" meta:page-count="3" meta:paragraph-count="24" meta:word-count="779" meta:character-count="6153" meta:non-whitespace-character-count="5391"/>
    <meta:template xlink:type="simple" xlink:actuate="onRequest" xlink:title="Texte" xlink:href="../../../AppData/AppData/Roaming/LibreOffice/4/user/template/Texte.ott" meta:date="2020-09-27T14:31:55.865000000"/>
  </office:meta>
</office:document-meta>
</file>